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</table:table-row>
        <table:table-row table:style-name="ro1">
          <table:table-cell office:value-type="string">
            <text:p>125.12</text:p>
          </table:table-cell>
          <table:table-cell office:value-type="string">
            <text:p>56.23</text:p>
          </table:table-cell>
          <table:table-cell office:value-type="string">
            <text:p>45.98</text:p>
          </table:table-cell>
          <table:table-cell table:formula="of:=CONCATENATE(&quot;_point &quot;;[.A2];&quot;,&quot;;[.B2];&quot;,&quot;;[.C2])" office:value-type="string" office:string-value="_point 125.12,56.23,45.98">
            <text:p>_point 125.12,56.23,45.98</text:p>
          </table:table-cell>
        </table:table-row>
        <table:table-row table:style-name="ro1">
          <table:table-cell table:style-name="Default" office:value-type="string">
            <text:p>125.56</text:p>
          </table:table-cell>
          <table:table-cell table:style-name="Default" office:value-type="string">
            <text:p>56.45</text:p>
          </table:table-cell>
          <table:table-cell office:value-type="string">
            <text:p>45.21</text:p>
          </table:table-cell>
          <table:table-cell table:formula="of:=CONCATENATE(&quot;_point &quot;;[.A3];&quot;,&quot;;[.B3];&quot;,&quot;;[.C3])" office:value-type="string" office:string-value="_point 125.56,56.45,45.21">
            <text:p>_point 125.56,56.45,45.21</text:p>
          </table:table-cell>
        </table:table-row>
        <table:table-row table:style-name="ro1">
          <table:table-cell office:value-type="string">
            <text:p>125.100</text:p>
          </table:table-cell>
          <table:table-cell office:value-type="string">
            <text:p>56.67</text:p>
          </table:table-cell>
          <table:table-cell office:value-type="string">
            <text:p>45.56</text:p>
          </table:table-cell>
          <table:table-cell table:formula="of:=CONCATENATE(&quot;_point &quot;;[.A4];&quot;,&quot;;[.B4];&quot;,&quot;;[.C4])" office:value-type="string" office:string-value="_point 125.100,56.67,45.56">
            <text:p>_point 125.100,56.67,45.56</text:p>
          </table:table-cell>
        </table:table-row>
        <table:table-row table:style-name="ro1">
          <table:table-cell table:style-name="Default" office:value-type="string">
            <text:p>125.144</text:p>
          </table:table-cell>
          <table:table-cell table:style-name="Default" office:value-type="string">
            <text:p>56.89</text:p>
          </table:table-cell>
          <table:table-cell office:value-type="string">
            <text:p>45.133</text:p>
          </table:table-cell>
          <table:table-cell table:formula="of:=CONCATENATE(&quot;_point &quot;;[.A5];&quot;,&quot;;[.B5];&quot;,&quot;;[.C5])" office:value-type="string" office:string-value="_point 125.144,56.89,45.133">
            <text:p>_point 125.144,56.89,45.133</text:p>
          </table:table-cell>
        </table:table-row>
        <table:table-row table:style-name="ro1">
          <table:table-cell office:value-type="string">
            <text:p>125.188</text:p>
          </table:table-cell>
          <table:table-cell office:value-type="string">
            <text:p>56.111</text:p>
          </table:table-cell>
          <table:table-cell office:value-type="string">
            <text:p>45.210</text:p>
          </table:table-cell>
          <table:table-cell table:formula="of:=CONCATENATE(&quot;_point &quot;;[.A6];&quot;,&quot;;[.B6];&quot;,&quot;;[.C6])" office:value-type="string" office:string-value="_point 125.188,56.111,45.210">
            <text:p>_point 125.188,56.111,45.210</text:p>
          </table:table-cell>
        </table:table-row>
        <table:table-row table:style-name="ro1">
          <table:table-cell table:style-name="Default" office:value-type="string">
            <text:p>125.232</text:p>
          </table:table-cell>
          <table:table-cell table:style-name="Default" office:value-type="string">
            <text:p>56.133</text:p>
          </table:table-cell>
          <table:table-cell office:value-type="string">
            <text:p>45.287</text:p>
          </table:table-cell>
          <table:table-cell table:formula="of:=CONCATENATE(&quot;_point &quot;;[.A7];&quot;,&quot;;[.B7];&quot;,&quot;;[.C7])" office:value-type="string" office:string-value="_point 125.232,56.133,45.287">
            <text:p>_point 125.232,56.133,45.287</text:p>
          </table:table-cell>
        </table:table-row>
        <table:table-row table:style-name="ro1">
          <table:table-cell office:value-type="string">
            <text:p>125.276</text:p>
          </table:table-cell>
          <table:table-cell office:value-type="string">
            <text:p>56.155</text:p>
          </table:table-cell>
          <table:table-cell office:value-type="string">
            <text:p>45.364</text:p>
          </table:table-cell>
          <table:table-cell table:formula="of:=CONCATENATE(&quot;_point &quot;;[.A8];&quot;,&quot;;[.B8];&quot;,&quot;;[.C8])" office:value-type="string" office:string-value="_point 125.276,56.155,45.364">
            <text:p>_point 125.276,56.155,45.36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6">26/05/2009</text:date>, <text:time>09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Turlier</meta:initial-creator>
    <meta:creation-date>2009-05-25T10:59:13</meta:creation-date>
    <dc:date>2009-05-26T09:10:06</dc:date>
    <dc:creator>olivier Turlier</dc:creator>
    <meta:editing-duration>PT21H55M43S</meta:editing-duration>
    <meta:editing-cycles>1</meta:editing-cycles>
    <meta:document-statistic meta:table-count="3" meta:cell-count="31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